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4f9b" officeooo:paragraph-rsid="00174f9b"/>
    </style:style>
    <style:style style:name="P2" style:family="paragraph" style:parent-style-name="Standard">
      <style:text-properties officeooo:rsid="00174f9b" officeooo:paragraph-rsid="0018028a"/>
    </style:style>
    <style:style style:name="P3" style:family="paragraph" style:parent-style-name="Standard">
      <style:text-properties officeooo:rsid="0017fb56" officeooo:paragraph-rsid="0017fb56"/>
    </style:style>
    <style:style style:name="T1" style:family="text">
      <style:text-properties officeooo:rsid="0017fb56"/>
    </style:style>
    <style:style style:name="T2" style:family="text">
      <style:text-properties officeooo:rsid="0018028a"/>
    </style:style>
    <style:style style:name="T3" style:family="text">
      <style:text-properties officeooo:rsid="001862df"/>
    </style:style>
    <style:style style:name="T4" style:family="text">
      <style:text-properties officeooo:rsid="001865b3"/>
    </style:style>
    <style:style style:name="T5" style:family="text">
      <style:text-properties officeooo:rsid="001900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ueweb12 sentence <text:span text:style-name="T2">vs Wikipedia sentence </text:span>Analysis:</text:p>
      <text:p text:style-name="P2"><text:span text:style-name="T2"><text:tab/>1. Technology domain:</text:span><text:span text:style-name="T3">(Full dataset)</text:span></text:p>
      <text:p text:style-name="P2"><text:span text:style-name="T1"><text:tab/><text:tab/></text:span><text:span text:style-name="T2">ClueWeb12: </text:span><text:span text:style-name="T1">762 effects extracted </text:span><text:span text:style-name="T2">in total</text:span><text:span text:style-name="T1">. 24 non-factual effects out of 200 =&gt; 12%. </text:span></text:p>
      <text:p text:style-name="P2"><text:span text:style-name="T1"><text:tab/><text:tab/>Wikipedia: 29 effects extracted </text:span><text:span text:style-name="T2">in total</text:span><text:span text:style-name="T1">. </text:span><text:span text:style-name="T2">But only 1 non-factual effect <text:tab/><text:tab/><text:tab/><text:tab/>extracted=&gt;3%</text:span></text:p>
      <text:p text:style-name="P2"><text:span text:style-name="T3"><text:tab/>2. 10 topics from each domain:(Precision dataset)</text:span></text:p>
      <text:p text:style-name="P2"><text:tab/><text:tab/><text:span text:style-name="T3">ClueWeb12: 556 effects extracted in total. </text:span><text:span text:style-name="T4">23 non-factual out of 556 =&gt; 4%</text:span></text:p>
      <text:p text:style-name="P2"><text:tab/><text:tab/><text:span text:style-name="T4">Wikipedia: </text:span><text:span text:style-name="T5">1281 effects extracted. 21 non-factual out of 1281 =&gt; 1%</text:span></text:p>
      <text:p text:style-name="P2"/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8T19:00:31.836805824</meta:creation-date>
    <dc:date>2024-04-18T22:31:45.134530015</dc:date>
    <meta:editing-duration>PT35M1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7" meta:word-count="67" meta:character-count="459" meta:non-whitespace-character-count="384"/>
  </office:meta>
</office:document-meta>
</file>